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1f1664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0d2da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601d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20d2da" officeooo:paragraph-rsid="0020d2da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23ba8d" officeooo:paragraph-rsid="0023ba8d" fo:background-color="#ffff00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2676d5" officeooo:paragraph-rsid="002676d5" fo:background-color="#ffff00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279d92" officeooo:paragraph-rsid="002813a9" fo:background-color="#ffff00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2a7c4b" officeooo:paragraph-rsid="002a7c4b" fo:background-color="#ffff00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23ba8d" officeooo:paragraph-rsid="0023ba8d" fo:background-color="#ffffff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2b86b1" officeooo:paragraph-rsid="002b86b1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2c889a" officeooo:paragraph-rsid="002c889a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2cb109" officeooo:paragraph-rsid="002b86b1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2e8e2e" officeooo:paragraph-rsid="002b86b1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2e8e2e" officeooo:paragraph-rsid="002e8e2e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2ee502" officeooo:paragraph-rsid="002b86b1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2faa1e" officeooo:paragraph-rsid="002faa1e"/>
    </style:style>
    <style:style style:name="P17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23ba8d" officeooo:paragraph-rsid="0023ba8d" fo:background-color="#ffff00"/>
    </style:style>
    <style:style style:name="P18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2a7c4b" officeooo:paragraph-rsid="002a7c4b" fo:background-color="#ffff00"/>
    </style:style>
    <style:style style:name="P19" style:family="paragraph" style:parent-style-name="Preformatted_20_Text">
      <style:paragraph-properties fo:margin-top="0cm" fo:margin-bottom="0.499cm" loext:contextual-spacing="false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316360" officeooo:paragraph-rsid="00316360" fo:background-color="#ffff00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32346f" officeooo:paragraph-rsid="0032346f" fo:background-color="#ffff00"/>
    </style:style>
    <style:style style:name="T1" style:family="text">
      <style:text-properties officeooo:rsid="0020d2da"/>
    </style:style>
    <style:style style:name="T2" style:family="text">
      <style:text-properties officeooo:rsid="002251da" fo:background-color="#ffff00" loext:char-shading-value="0"/>
    </style:style>
    <style:style style:name="T3" style:family="text">
      <style:text-properties fo:background-color="#ffffff" loext:char-shading-value="0"/>
    </style:style>
    <style:style style:name="T4" style:family="text">
      <style:text-properties officeooo:rsid="002813a9"/>
    </style:style>
    <style:style style:name="T5" style:family="text">
      <style:text-properties officeooo:rsid="002c889a"/>
    </style:style>
    <style:style style:name="T6" style:family="text">
      <style:text-properties officeooo:rsid="002e17cc"/>
    </style:style>
    <style:style style:name="T7" style:family="text">
      <style:text-properties officeooo:rsid="0030e4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oad0.R raed n store file in rds form </text:p>
      <text:p text:style-name="P10">Loadnclean1.R <text:s/><text:span text:style-name="T5">read rds files n do cleaning</text:span></text:p>
      <text:p text:style-name="P10"><text:s text:c="33"/><text:span text:style-name="T7">ngrams1.5(no need to run..being sourced in ngramcreation.R)</text:span></text:p>
      <text:p text:style-name="P10"/>
      <text:p text:style-name="P12">ngramcreation2.R create bigrams and store in file<text:span text:style-name="T6">(check functions as per original)</text:span></text:p>
      <text:p text:style-name="P12"/>
      <text:p text:style-name="P12"/>
      <text:p text:style-name="P13">modelcall3.R</text:p>
      <text:p text:style-name="P14">mle4.r</text:p>
      <text:p text:style-name="P14"/>
      <text:p text:style-name="P15">side functions</text:p>
      <text:p text:style-name="P15"/>
      <text:p text:style-name="P15">ngrams</text:p>
      <text:p text:style-name="P16">nGramization is ngram_table</text:p>
      <text:p text:style-name="P16">tokenizer is </text:p>
      <text:p text:style-name="P15"/>
      <text:p text:style-name="P4">#Read file</text:p>
      <text:p text:style-name="P2"/>
      <text:p text:style-name="P3"><text:span text:style-name="T1">d</text:span>ataset:con &lt;- file("en_US.twitter.txt", "r") </text:p>
      <text:p text:style-name="P3">readLines(con, 1) </text:p>
      <text:p text:style-name="P1">Read the first line of text readLines(con, 1) </text:p>
      <text:p text:style-name="P3">Read the next line of text readLines(con, 5) ## Read in the next 5 lines of text </text:p>
      <text:p text:style-name="P3">close(con)</text:p>
      <text:p text:style-name="P1"/>
      <text:p text:style-name="P4">#<text:span text:style-name="T2">for a word</text:span></text:p>
      <text:p text:style-name="P4">cleaning data</text:p>
      <text:p text:style-name="P4">clean_text &lt;- function (string){</text:p>
      <text:p text:style-name="P4">temp &lt;-tolower(string)</text:p>
      <text:p text:style-name="P4">#remove <text:s/>characters <text:s/>other than letters</text:p>
      <text:p text:style-name="P4">temp&lt;-stringr::str_replace_all(temp,”[^a-zA-Z\\s]”,” “)</text:p>
      <text:p text:style-name="P4">remove white spaces to just 1</text:p>
      <text:p text:style-name="P4">temp&lt;-stringr::str_replace_all(temp,”[\\s]+”,” “)</text:p>
      <text:p text:style-name="P4">#Splitting</text:p>
      <text:p text:style-name="P4">temp&lt;- stringr::str_split(temp,” “)[[1]]</text:p>
      <text:p text:style-name="P4">index&lt;-which(temp==””)</text:p>
      <text:p text:style-name="P4">if(length(index)&gt;0){</text:p>
      <text:p text:style-name="P4">temp&lt;-temp[-index]</text:p>
      <text:p text:style-name="P4">}</text:p>
      <text:p text:style-name="P4">return(temp)</text:p>
      <text:p text:style-name="P4">}</text:p>
      <text:p text:style-name="P4">#http://www.mjdenny.com/Text_Processing_In_R.html</text:p>
      <text:p text:style-name="P5">#for document</text:p>
      <text:p text:style-name="P5"/>
      <text:p text:style-name="P17"><text:span text:style-name="Source_20_Text"><text:span text:style-name="T3">con &lt;- file("Obama_Speech_2-24-09.txt", "r", blocking = FALSE)</text:span></text:span></text:p>
      <text:p text:style-name="Preformatted_20_Text"><text:span text:style-name="Source_20_Text"><text:span text:style-name="T3">text &lt;- readLines(con)</text:span></text:span></text:p>
      <text:p text:style-name="P19"><text:span text:style-name="Source_20_Text"><text:span text:style-name="T3">close(con) </text:span></text:span></text:p>
      <text:p text:style-name="P9"/>
      <text:p text:style-name="P17"><text:span text:style-name="Source_20_Text"><text:span text:style-name="T3">Clean_Text_Block &lt;- function(text){</text:span></text:span></text:p>
      <text:p text:style-name="Preformatted_20_Text"><text:span text:style-name="Source_20_Text"><text:s text:c="4"/>if(length(text) &lt;= 1){</text:span></text:p>
      <text:p text:style-name="Preformatted_20_Text"><text:span text:style-name="Source_20_Text"><text:s text:c="8"/># Check to see if there is any text at all with another conditional</text:span></text:p>
      <text:p text:style-name="Preformatted_20_Text"><text:span text:style-name="Source_20_Text"><text:s text:c="8"/>if(length(text) == 0){</text:span></text:p>
      <text:p text:style-name="Preformatted_20_Text"><text:span text:style-name="Source_20_Text"><text:s text:c="12"/>cat("There was no text in this document! \n")</text:span></text:p>
      <text:p text:style-name="Preformatted_20_Text"><text:span text:style-name="Source_20_Text"><text:s text:c="12"/>to_return &lt;- list(num_tokens = 0, unique_tokens = 0, text = "")</text:span></text:p>
      <text:p text:style-name="Preformatted_20_Text"><text:span text:style-name="Source_20_Text"><text:s text:c="8"/>}else{</text:span></text:p>
      <text:p text:style-name="Preformatted_20_Text"><text:span text:style-name="Source_20_Text"><text:s text:c="12"/># If there is , and only only one line of text then tokenize it</text:span></text:p>
      <text:p text:style-name="Preformatted_20_Text"><text:span text:style-name="Source_20_Text"><text:s text:c="12"/>clean_text &lt;- Clean_String(text)</text:span></text:p>
      <text:p text:style-name="Preformatted_20_Text"><text:span text:style-name="Source_20_Text"><text:s text:c="12"/>num_tok &lt;- length(clean_text)</text:span></text:p>
      <text:p text:style-name="Preformatted_20_Text"><text:span text:style-name="Source_20_Text"><text:s text:c="12"/>num_uniq &lt;- length(unique(clean_text))</text:span></text:p>
      <text:p text:style-name="Preformatted_20_Text"><text:soft-page-break/><text:span text:style-name="Source_20_Text"><text:s text:c="12"/>to_return &lt;- list(num_tokens = num_tok, unique_tokens = num_uniq, text = clean_text)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else{</text:span></text:p>
      <text:p text:style-name="Preformatted_20_Text"><text:span text:style-name="Source_20_Text"><text:s text:c="8"/># Get rid of blank lines</text:span></text:p>
      <text:p text:style-name="Preformatted_20_Text"><text:span text:style-name="Source_20_Text"><text:s text:c="8"/>indexes &lt;- which(text == "")</text:span></text:p>
      <text:p text:style-name="Preformatted_20_Text"><text:span text:style-name="Source_20_Text"><text:s text:c="8"/>if(length(indexes) &gt; 0){</text:span></text:p>
      <text:p text:style-name="Preformatted_20_Text"><text:span text:style-name="Source_20_Text"><text:s text:c="12"/>text &lt;- text[-indexes]</text:span></text:p>
      <text:p text:style-name="Preformatted_20_Text"><text:span text:style-name="Source_20_Text"><text:s text:c="8"/>} <text:s/></text:span></text:p>
      <text:p text:style-name="Preformatted_20_Text"><text:span text:style-name="Source_20_Text"><text:s text:c="8"/># Loop through the lines in the text and use the append() function to </text:span></text:p>
      <text:p text:style-name="Preformatted_20_Text"><text:span text:style-name="Source_20_Text"><text:s text:c="8"/>clean_text &lt;- Clean_String(text[1])</text:span></text:p>
      <text:p text:style-name="Preformatted_20_Text"><text:span text:style-name="Source_20_Text"><text:s text:c="8"/>for(i in 2:length(text)){</text:span></text:p>
      <text:p text:style-name="Preformatted_20_Text"><text:span text:style-name="Source_20_Text"><text:s text:c="12"/># add them to a vector </text:span></text:p>
      <text:p text:style-name="Preformatted_20_Text"><text:span text:style-name="Source_20_Text"><text:s text:c="12"/>clean_text &lt;- append(clean_text,Clean_String(text[i]))</text:span></text:p>
      <text:p text:style-name="Preformatted_20_Text"><text:span text:style-name="Source_20_Text"><text:s text:c="8"/>}</text:span></text:p>
      <text:p text:style-name="Preformatted_20_Text"><text:span text:style-name="Source_20_Text"><text:s text:c="8"/># Calculate the number of tokens and unique tokens and return them in a </text:span></text:p>
      <text:p text:style-name="Preformatted_20_Text"><text:span text:style-name="Source_20_Text"><text:s text:c="8"/># named list object.</text:span></text:p>
      <text:p text:style-name="Preformatted_20_Text"><text:span text:style-name="Source_20_Text"><text:s text:c="8"/>num_tok &lt;- length(clean_text)</text:span></text:p>
      <text:p text:style-name="Preformatted_20_Text"><text:span text:style-name="Source_20_Text"><text:s text:c="8"/>num_uniq &lt;- length(unique(clean_text))</text:span></text:p>
      <text:p text:style-name="Preformatted_20_Text"><text:span text:style-name="Source_20_Text"><text:s text:c="8"/>to_return &lt;- list(num_tokens = num_tok, unique_tokens = num_uniq, text = clean_text)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(to_return)</text:span></text:p>
      <text:p text:style-name="P19"><text:span text:style-name="Source_20_Text">}</text:span></text:p>
      <text:p text:style-name="P17"><text:span text:style-name="Source_20_Text"><text:span text:style-name="T3">clean_speech &lt;- Clean_Text_Block(text)</text:span></text:span></text:p>
      <text:p text:style-name="P19"><text:span text:style-name="Source_20_Text">&gt; str(clean_speech)</text:span></text:p>
      <text:p text:style-name="P5"/>
      <text:p text:style-name="P5"/>
      <text:p text:style-name="P5">#<text:a xlink:type="simple" xlink:href="https://www.r-bloggers.com/natural-language-processing-tutorial/" text:style-name="Internet_20_link" text:visited-style-name="Visited_20_Internet_20_Link">https://www.r-bloggers.com/natural-language-processing-tutorial/</text:a></text:p>
      <text:p text:style-name="P5"/>
      <text:p text:style-name="P6">import pandas as pd</text:p>
      <text:p text:style-name="P6">import numpy as np</text:p>
      <text:p text:style-name="P6">energy = pd.read_excel("Energy Indicators.xls",index_col=0,skipcols=2,skiprows=17,skipfooter=38)</text:p>
      <text:p text:style-name="P6">energy.drop(['Unnamed: 1'],inplace=True,axis=1)</text:p>
      <text:p text:style-name="P6"><text:s/>#print(energy.head)</text:p>
      <text:p text:style-name="P6">energy.rename(columns={'Unnamed: 2':'Country','Petajoules':'Energy Supply','Gigajoules':'Energy Supply per Capita','%':'%Renewable'},inplace=True)</text:p>
      <text:p text:style-name="P6"/>
      <text:p text:style-name="P6">energy.replace('\s+',np.NAN,regex=True)</text:p>
      <text:p text:style-name="P6"><text:s/>#print(energy.columns)</text:p>
      <text:p text:style-name="P6">energy['Energy Supply']=energy['Energy Supply']*1000000</text:p>
      <text:p text:style-name="P6">energy.replace(["Republic of Korea"],"South Korea",inplace=True)</text:p>
      <text:p text:style-name="P6">energy.replace(["United States of America"],"United States",inplace=True)</text:p>
      <text:p text:style-name="P6">energy.replace(["United Kingdom of Great Britain and Northern Ireland"],"United Kingdom",inplace=True)</text:p>
      <text:p text:style-name="P6">energy.replace(["China, Hong Kong Special Administrative Region"],"Hong Kong",inplace=True)</text:p>
      <text:p text:style-name="P6"><text:s text:c="6"/>#energy.index.apply(lambda x: re.sub(r"\s+\(.*\)\s*", "", x))</text:p>
      <text:p text:style-name="P6">energy['Country'] = energy['Country'].str.replace("^([a-zA-Z]+(?:\s+[a-zA-Z]+)*).*", r"\1")</text:p>
      <text:p text:style-name="P6">GDP = pd.read_csv ('world_bank.csv',header=None,index_col=0,skiprows=5)</text:p>
      <text:p text:style-name="P6">GDP.columns=['Country Code','Indicator Name','Indicator Code','1960','1961','1962','1963','1964','1965','1966','1967','1968','1969','1970','1971','1972','1973','1974','1975','1976','1977','1978','1979','1980','1981','1982','1983','1984','1985','1986','1987','1988','1989','1990','1991','1992','1993','1994','1995','1996','1997','1998','1999','2000','2001','2002','2003','2004','2005','2006','2007','2008','2009','2010','2011','2012','2013','2014','2015']</text:p>
      <text:p text:style-name="P6">GDP['Country']=GDP.index</text:p>
      <text:p text:style-name="P6">GDP=GDP.reset_index()</text:p>
      <text:p text:style-name="P6"><text:soft-page-break/>GDP.replace(["Iran, Islamic Rep."],"Iran",inplace="TRUE")</text:p>
      <text:p text:style-name="P6">GDP.replace(["Hong Kong SAR, China"],"Hong Kong",inplace="TRUE")</text:p>
      <text:p text:style-name="P6">GDP1 = GDP.loc[:,['Country','2006','2007','2008','2009','2010','2011','2012','2013','2014','2015']]</text:p>
      <text:p text:style-name="P6">ScimEn=pd.read_excel('scimagojr-3.xlsx',index_col=0,header=None)</text:p>
      <text:p text:style-name="P6"><text:s text:c="6"/>#ScimEn.rename(columns={'1':'Country','2':'Documents','3':'Citabel documents','4':'Citations','5':'Self-Citations','6':'Citations per document','7':"H index"},inplace=True)</text:p>
      <text:p text:style-name="P6">ScimEn.columns=['Country','Documents','Citable documents','Citations','Self-Citations','Citations per document','H index']</text:p>
      <text:p text:style-name="P6">ScimEn['Rank']=ScimEn.index</text:p>
      <text:p text:style-name="P6">#ScimEn.sort(int('Rank'),inplace=True)</text:p>
      <text:p text:style-name="P6">#ScimEn.set_index('Rank')</text:p>
      <text:p text:style-name="P6"/>
      <text:p text:style-name="P6"><text:s text:c="6"/>#print("SSSSSSSSSSSSSSSSSS")</text:p>
      <text:p text:style-name="P6"><text:s text:c="6"/></text:p>
      <text:p text:style-name="P6"><text:s text:c="6"/>#print(ScimEn.head(5))</text:p>
      <text:p text:style-name="P6"/>
      <text:p text:style-name="P6">s1=ScimEn.iloc[[1,2,3,4,5,6,7,8,9,10,11,12,13,14,15],:]</text:p>
      <text:p text:style-name="P6"><text:s text:c="6"/>#print("s1 colums names ")</text:p>
      <text:p text:style-name="P6"><text:s text:c="6"/>#print(s1.columns)</text:p>
      <text:p text:style-name="P6">print(s1.head)</text:p>
      <text:p text:style-name="P6"><text:s text:c="6"/>#s1.columns={'1':'Country','2':'Documents','3':'Citabel documents','4':'Citations','5':'Self-Citations','6':'Citations per document','7':'H index'})</text:p>
      <text:p text:style-name="P6"/>
      <text:p text:style-name="P6"><text:s text:c="12"/></text:p>
      <text:p text:style-name="P6"><text:s text:c="6"/>#pd.merge(pd.merge(energy,GDP, how='inner', left_on='Country', right_index=True),s1,right_on='Country')</text:p>
      <text:p text:style-name="P6"><text:s text:c="6"/># print(m1.head(5))</text:p>
      <text:p text:style-name="P6">m1=pd.merge(energy,GDP1,how='inner',left_on='Country',right_on='Country')</text:p>
      <text:p text:style-name="P6"><text:s text:c="6"/>#print(m1.head(5))</text:p>
      <text:p text:style-name="P6"><text:s text:c="6"/>#print(m1.columns)</text:p>
      <text:p text:style-name="P6"><text:s text:c="6"/>#m1['Country']=m1.index</text:p>
      <text:p text:style-name="P6"><text:s text:c="6"/>#GDP=GDP.reset_index()</text:p>
      <text:p text:style-name="P6">m2=pd.merge(m1,s1,how='inner',left_on='Country',right_on='Country') <text:s text:c="5"/></text:p>
      <text:p text:style-name="P6">print("m33333333333333333")</text:p>
      <text:p text:style-name="P6"><text:s text:c="6"/>#print(m2.head(5))</text:p>
      <text:p text:style-name="P6"><text:s text:c="6"/>#print(m2.columns)</text:p>
      <text:p text:style-name="P6">m3=m2.iloc[0:16,:]</text:p>
      <text:p text:style-name="P6">#print(m3)</text:p>
      <text:p text:style-name="P6"/>
      <text:p text:style-name="P6">def answer_one():</text:p>
      <text:p text:style-name="P6"><text:s text:c="6"/>return m3</text:p>
      <text:p text:style-name="P6"/>
      <text:p text:style-name="P6"/>
      <text:p text:style-name="P6"/>
      <text:p text:style-name="P8">n-gram model</text:p>
      <text:p text:style-name="P8"/>
      <text:p text:style-name="P18"><text:span text:style-name="Source_20_Text">text1&lt;-readLines("MyText.txt", encoding = "UTF-8")</text:span></text:p>
      <text:p text:style-name="Preformatted_20_Text"><text:span text:style-name="Source_20_Text">corpus &lt;- Corpus(VectorSource(text1))</text:span></text:p>
      <text:p text:style-name="Preformatted_20_Text"/>
      <text:p text:style-name="Preformatted_20_Text"><text:span text:style-name="Source_20_Text">BigramTokenizer &lt;- function(x) NGramTokenizer(x, Weka_control(min = 3, max = <text:s text:c="6"/>3))</text:span></text:p>
      <text:p text:style-name="P19"><text:span text:style-name="Source_20_Text">tdm &lt;- TermDocumentMatrix(corpus, control = list(tokenize = <text:s text:c="5"/>BigramTokenizer))</text:span></text:p>
      <text:p text:style-name="P18"><text:span text:style-name="Source_20_Text">f &lt;- function(queryHistoryTab, query, n = 2) {</text:span></text:p>
      <text:p text:style-name="Preformatted_20_Text"><text:span text:style-name="Source_20_Text"><text:s text:c="2"/>require(tau)</text:span></text:p>
      <text:p text:style-name="Preformatted_20_Text"><text:soft-page-break/><text:span text:style-name="Source_20_Text"><text:s text:c="2"/>trigrams &lt;- sort(textcnt(rep(tolower(names(queryHistoryTab)), queryHistoryTab), method = "string", n = length(scan(text = query, what = "character", quiet = TRUE)) + 1))</text:span></text:p>
      <text:p text:style-name="Preformatted_20_Text"><text:span text:style-name="Source_20_Text"><text:s text:c="2"/>query &lt;- tolower(query)</text:span></text:p>
      <text:p text:style-name="Preformatted_20_Text"><text:span text:style-name="Source_20_Text"><text:s text:c="2"/>idx &lt;- which(substr(names(trigrams), 0, nchar(query)) == query)</text:span></text:p>
      <text:p text:style-name="Preformatted_20_Text"><text:span text:style-name="Source_20_Text"><text:s text:c="2"/>res &lt;- head(names(sort(trigrams[idx], decreasing = TRUE)), n)</text:span></text:p>
      <text:p text:style-name="Preformatted_20_Text"><text:span text:style-name="Source_20_Text"><text:s text:c="2"/>res &lt;- substr(res, nchar(query) + 2, nchar(res))</text:span></text:p>
      <text:p text:style-name="Preformatted_20_Text"><text:span text:style-name="Source_20_Text"><text:s text:c="2"/>return(res)</text:span></text:p>
      <text:p text:style-name="P19"><text:span text:style-name="Source_20_Text">}</text:span></text:p>
      <text:p text:style-name="P8">##</text:p>
      <text:p text:style-name="P18"><text:span text:style-name="Source_20_Text">library(stringr)</text:span></text:p>
      <text:p text:style-name="Preformatted_20_Text"><text:span text:style-name="Source_20_Text">library(qdap)</text:span></text:p>
      <text:p text:style-name="Preformatted_20_Text"><text:span text:style-name="Source_20_Text">if (word_count(qry) &gt;= 2){</text:span></text:p>
      <text:p text:style-name="Preformatted_20_Text"><text:span text:style-name="Source_20_Text"><text:s text:c="4"/>lastwd&lt;-word(qry,-2:-1)</text:span></text:p>
      <text:p text:style-name="Preformatted_20_Text"><text:span text:style-name="Source_20_Text"><text:s text:c="4"/>test&lt;-paste(lastwd[1],lastwd[2])</text:span></text:p>
      <text:p text:style-name="Preformatted_20_Text"><text:span text:style-name="Source_20_Text"><text:s text:c="4"/>#Check if you find matching last two words in trigram Gram_12</text:span></text:p>
      <text:p text:style-name="Preformatted_20_Text"><text:span text:style-name="Source_20_Text"><text:s text:c="4"/>index1 &lt;- with(tri.df, grepl(test, tri.df$Gram_12))</text:span></text:p>
      <text:p text:style-name="Preformatted_20_Text"><text:span text:style-name="Source_20_Text"><text:s text:c="4"/>#If found</text:span></text:p>
      <text:p text:style-name="Preformatted_20_Text"><text:span text:style-name="Source_20_Text"><text:s text:c="4"/>if(any(index1)){</text:span></text:p>
      <text:p text:style-name="Preformatted_20_Text"><text:span text:style-name="Source_20_Text"><text:s text:c="8"/>#Subset the trigram and group by Gram_3</text:span></text:p>
      <text:p text:style-name="Preformatted_20_Text"><text:span text:style-name="Source_20_Text"><text:s text:c="8"/>index1 &lt;- with(tri.df, grepl(test, tri.df$Gram_12))</text:span></text:p>
      <text:p text:style-name="Preformatted_20_Text"><text:span text:style-name="Source_20_Text"><text:s text:c="8"/>filtered&lt;-tri.df[index1, ]</text:span></text:p>
      <text:p text:style-name="Preformatted_20_Text"><text:span text:style-name="Source_20_Text"><text:s text:c="8"/>#Find frequency of each unique group</text:span></text:p>
      <text:p text:style-name="Preformatted_20_Text"><text:span text:style-name="Source_20_Text"><text:s text:c="8"/>freq&lt;-data.frame(table(filtered$Gram_3))</text:span></text:p>
      <text:p text:style-name="Preformatted_20_Text"><text:span text:style-name="Source_20_Text"><text:s text:c="8"/>#Order by Frequency of Gram_3 &amp; return top 5</text:span></text:p>
      <text:p text:style-name="Preformatted_20_Text"><text:span text:style-name="Source_20_Text"><text:s text:c="8"/>freq&lt;-head(freq[order(-freq$Freq),],5)</text:span></text:p>
      <text:p text:style-name="Preformatted_20_Text"><text:span text:style-name="Source_20_Text"><text:s text:c="8"/>predict&lt;-as.character(freq[(freq$Freq&gt;0),]$Var1)</text:span></text:p>
      <text:p text:style-name="Preformatted_20_Text"><text:span text:style-name="Source_20_Text"><text:s text:c="8"/>#return(predict)</text:span></text:p>
      <text:p text:style-name="Preformatted_20_Text"><text:span text:style-name="Source_20_Text"><text:s text:c="4"/>}</text:span></text:p>
      <text:p text:style-name="Preformatted_20_Text"><text:span text:style-name="Source_20_Text"><text:s text:c="4"/>else { #If notfound</text:span></text:p>
      <text:p text:style-name="Preformatted_20_Text"><text:span text:style-name="Source_20_Text"><text:s text:c="8"/>#Get only last word</text:span></text:p>
      <text:p text:style-name="Preformatted_20_Text"><text:span text:style-name="Source_20_Text"><text:s text:c="8"/>library(stringr)</text:span></text:p>
      <text:p text:style-name="Preformatted_20_Text"><text:span text:style-name="Source_20_Text"><text:s text:c="8"/>lastwd&lt;-word(qry,-1)</text:span></text:p>
      <text:p text:style-name="Preformatted_20_Text"><text:span text:style-name="Source_20_Text"><text:s text:c="8"/>#Search in bi gram Gram_1 and Group by Gram_2</text:span></text:p>
      <text:p text:style-name="Preformatted_20_Text"><text:span text:style-name="Source_20_Text"><text:s text:c="8"/>index2 &lt;- with(bi.df, grepl(lastwd, bi.df$Gram_1))</text:span></text:p>
      <text:p text:style-name="Preformatted_20_Text"><text:span text:style-name="Source_20_Text"><text:s text:c="8"/>if(any(index2)){</text:span></text:p>
      <text:p text:style-name="Preformatted_20_Text"><text:span text:style-name="Source_20_Text"><text:s text:c="12"/>filtered&lt;-bi.df[index2, ]</text:span></text:p>
      <text:p text:style-name="Preformatted_20_Text"><text:span text:style-name="Source_20_Text"><text:s text:c="12"/>#Find frequency of each unique group</text:span></text:p>
      <text:p text:style-name="Preformatted_20_Text"><text:span text:style-name="Source_20_Text"><text:s text:c="12"/>freq&lt;-data.frame(table(filtered$Gram_2))</text:span></text:p>
      <text:p text:style-name="Preformatted_20_Text"><text:span text:style-name="Source_20_Text"><text:s text:c="12"/>#Order by Frequency of Gram 2</text:span></text:p>
      <text:p text:style-name="Preformatted_20_Text"><text:span text:style-name="Source_20_Text"><text:s text:c="12"/>freq&lt;-head(freq[order(-freq$Freq),],5)</text:span></text:p>
      <text:p text:style-name="Preformatted_20_Text"><text:span text:style-name="Source_20_Text"><text:s text:c="12"/>predict&lt;-as.character(freq[(freq$Freq&gt;0),]$Var1)</text:span></text:p>
      <text:p text:style-name="Preformatted_20_Text"><text:span text:style-name="Source_20_Text"><text:s text:c="8"/>}</text:span></text:p>
      <text:p text:style-name="Preformatted_20_Text"><text:span text:style-name="Source_20_Text"><text:s text:c="8"/>else{</text:span></text:p>
      <text:p text:style-name="Preformatted_20_Text"><text:span text:style-name="Source_20_Text"><text:s text:c="12"/>(predict&lt;-"Need more training to predict")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><text:span text:style-name="Source_20_Text">else {</text:span></text:p>
      <text:p text:style-name="Preformatted_20_Text"><text:span text:style-name="Source_20_Text"><text:s text:c="4"/>#else if length words==1 &amp; Applied</text:span></text:p>
      <text:p text:style-name="Preformatted_20_Text"><text:span text:style-name="Source_20_Text"><text:s text:c="4"/>library(stringr)</text:span></text:p>
      <text:p text:style-name="Preformatted_20_Text"><text:span text:style-name="Source_20_Text"><text:s text:c="4"/>lastwd&lt;-word(qry,-1)</text:span></text:p>
      <text:p text:style-name="Preformatted_20_Text"><text:span text:style-name="Source_20_Text"><text:s text:c="4"/>index3 &lt;- with(bi.df, grepl(lastwd, bi.df$Gram_1))</text:span></text:p>
      <text:p text:style-name="Preformatted_20_Text"><text:span text:style-name="Source_20_Text"><text:s text:c="4"/>if(any(index3)){</text:span></text:p>
      <text:p text:style-name="Preformatted_20_Text"><text:span text:style-name="Source_20_Text"><text:s text:c="8"/>filtered&lt;-bi.df[index3, ]</text:span></text:p>
      <text:p text:style-name="Preformatted_20_Text"><text:span text:style-name="Source_20_Text"><text:s text:c="8"/>#Find frequency of each unique group</text:span></text:p>
      <text:p text:style-name="Preformatted_20_Text"><text:span text:style-name="Source_20_Text"><text:s text:c="8"/>freq&lt;-data.frame(table(filtered$Gram_2))</text:span></text:p>
      <text:p text:style-name="Preformatted_20_Text"><text:span text:style-name="Source_20_Text"><text:s text:c="8"/>#Order by Frequency of Gram 2</text:span></text:p>
      <text:p text:style-name="Preformatted_20_Text"><text:span text:style-name="Source_20_Text"><text:s text:c="8"/>freq&lt;-head(freq[order(-freq$Freq),],5)</text:span></text:p>
      <text:p text:style-name="Preformatted_20_Text"><text:span text:style-name="Source_20_Text"><text:s text:c="8"/>predict&lt;-as.character(freq[(freq$Freq&gt;0),]$Var1)</text:span></text:p>
      <text:p text:style-name="Preformatted_20_Text"><text:span text:style-name="Source_20_Text"><text:s text:c="4"/>}</text:span></text:p>
      <text:p text:style-name="Preformatted_20_Text"><text:span text:style-name="Source_20_Text"><text:s text:c="4"/>else{</text:span></text:p>
      <text:p text:style-name="Preformatted_20_Text"><text:soft-page-break/><text:span text:style-name="Source_20_Text"><text:s text:c="8"/>(predict&lt;-"Need more training to predict")</text:span></text:p>
      <text:p text:style-name="Preformatted_20_Text"><text:span text:style-name="Source_20_Text"><text:s text:c="4"/>}</text:span></text:p>
      <text:p text:style-name="P19"><text:span text:style-name="Source_20_Text">}</text:span></text:p>
      <text:p text:style-name="P20">Objective -To implement a predictive model that offers hints to one or more words, that's been input by user. </text:p>
      <text:p text:style-name="P20">The Capstone dataset used includes twitter, news and blogs from HC Corpora. After performing data cleansing, sampling and sub-setting, we gather all data in R data frames. Applying some Text Mining and NLP techniques, is created some set of word combinations (N-grams). These are the main support <text:s/>Backoff&lt;/b&gt; algorithm predicts the next word. Some adaptations and heuristics were specially developed to enhance this Shiny application.</text:p>
      <text:p text:style-name="P6"/>
      <text:p text:style-name="P6"/>
      <text:p text:style-name="P6"/>
      <text:p text:style-name="P6"/>
      <text:p text:style-name="P20">on typing a word, phrase or sentence,The app shows what the user has entered, followed by cleansed form. As the main result, until the top 3 (more probable) n-grams predictions are displayed in a list control.</text:p>
      <text:p text:style-name="P20">&lt;h4&gt;Main steps to achieve next word(s) predictions:&lt;/h4&gt;</text:p>
      <text:p text:style-name="P20">Loading 4 data frames contained &lt;b&gt;n-grams&lt;/b&gt; combinations with 4-words, 3-words, 2-words, and 1-word previously generated.&lt;/li&gt;</text:p>
      <text:p text:style-name="P20">&lt;li&gt;Reading user input (a word or sentence)&lt;/li&gt;</text:p>
      <text:p text:style-name="P20">&lt;li&gt;Cleansing of user input (lowering, profanities removing, tokenization of input words: the last four)&lt;/li&gt;</text:p>
      <text:p text:style-name="P20">&lt;li&gt;Call to prediction model function, basically, the &lt;b&gt;&lt;em&gt;Stupid backoff&lt;/em&gt; algorithm&lt;/b&gt; (a more simplified approach to Katz Backoff):&lt;/li&gt;</text:p>
      <text:p text:style-name="P20"><text:s text:c="2"/>&lt;ul style="width:110%"&gt;</text:p>
      <text:p text:style-name="P20">&lt;li&gt;search in the &lt;em&gt;fourgram&lt;/em&gt; data frame, if found, shows top 5 most probable matches. Otherwise;else, at last, if none matching, displays the most frequent words in the &lt;em&gt;unigram&lt;/em&gt; data frame.</text:p>
      <text:p text:style-name="P20">&lt;/ul&gt;</text:p>
      <text:p text:style-name="P6"/>
      <text:p text:style-name="P21">https://rpubs.com/acabaya/321962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Intro-week 4Max spoon <text:s/><text:span text:style-name="T4">https://hub.coursera-notebooks.org/user/xtpxzvvigqamulfnxivwdj/notebooks/Assignment%204.ipynbpoi’’’’’’’’’’’’’’’’’’’’’’’’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09:55:31.394235784</meta:creation-date>
    <dc:date>2017-10-25T13:44:48.100875848</dc:date>
    <meta:editing-duration>P1DT16H45M30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5" meta:paragraph-count="208" meta:word-count="885" meta:character-count="9792" meta:non-whitespace-character-count="8289"/>
  </office:meta>
</office:document-meta>
</file>